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Text_20_body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style:font-name="Liberation Serif" fo:font-size="12pt" style:font-size-asian="12pt" style:font-size-complex="12pt"/>
    </style:style>
    <style:style style:name="P6" style:family="paragraph" style:parent-style-name="Heading_20_1">
      <style:paragraph-properties fo:margin-top="0in" fo:margin-bottom="0in" style:contextual-spacing="false" fo:break-before="page"/>
      <style:text-properties officeooo:paragraph-rsid="001b5cc8"/>
    </style:style>
    <style:style style:name="P7" style:family="paragraph" style:parent-style-name="Standard">
      <style:paragraph-properties fo:margin-top="0in" fo:margin-bottom="0in" style:contextual-spacing="false"/>
      <style:text-properties style:font-name="Liberation Serif" fo:font-size="12pt" officeooo:paragraph-rsid="001e5484" style:font-size-asian="12pt" style:font-size-complex="12pt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10" style:family="paragraph" style:parent-style-name="Text_20_body">
      <style:paragraph-properties fo:margin-top="0in" fo:margin-bottom="0in" style:contextual-spacing="false" fo:break-before="page"/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erif" fo:font-size="12pt" officeooo:paragraph-rsid="001e5484" style:font-size-asian="12pt" style:font-size-complex="12pt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b5cc8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73. Integer to English Words</text:h>
      <text:p text:style-name="P3">Convert a non-negative integer <text:span text:style-name="Source_20_Text"><text:span text:style-name="T2">num</text:span></text:span> to its English words representation.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num = 123</text:p>
      <text:p text:style-name="P1"><text:span text:style-name="Strong_20_Emphasis"><text:span text:style-name="T1">Output:</text:span></text:span> "One Hundred Twenty Three"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num = 12345</text:p>
      <text:p text:style-name="P1"><text:span text:style-name="Strong_20_Emphasis"><text:span text:style-name="T1">Output:</text:span></text:span> "Twelve Thousand Three Hundred Forty Five"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 num = 1234567</text:p>
      <text:p text:style-name="P1"><text:span text:style-name="Strong_20_Emphasis"><text:span text:style-name="T1">Output:</text:span></text:span> "One Million Two Hundred Thirty Four Thousand Five Hundred Sixty Seven"</text:p>
      <text:p text:style-name="P3"> </text:p>
      <text:p text:style-name="P3"><text:span text:style-name="Strong_20_Emphasis"><text:span text:style-name="T1">Constraints:</text:span></text:span></text:p>
      <text:list xml:id="list2475343472" text:style-name="L1">
        <text:list-item>
          <text:p text:style-name="P8"><text:span text:style-name="Source_20_Text"><text:span text:style-name="T2">0 &lt;= num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Text_20_body"/>
      <text:h text:style-name="P6" text:outline-level="1">273. Integer to English Words</text:h>
      <text:p text:style-name="P12"/>
      <text:p text:style-name="P7">const vector&lt;string&gt; to_19{</text:p>
      <text:p text:style-name="P11"><text:s text:c="16"/>"","One","Two","Three","Four",</text:p>
      <text:p text:style-name="P11"><text:s text:c="16"/>"Five","Six", "Seven", "Eight","Nine",</text:p>
      <text:p text:style-name="P11"><text:s text:c="16"/>"Ten","Eleven","Twelve","Thirteen","Fourteen",</text:p>
      <text:p text:style-name="P11"><text:s text:c="16"/>"Fifteen","Sixteen","Seventeen","Eighteen","Nineteen"};</text:p>
      <text:p text:style-name="P11"/>
      <text:p text:style-name="P11">const vector&lt;string&gt; tens{</text:p>
      <text:p text:style-name="P11"><text:s text:c="16"/>"","","Twenty","Thirty","Forty",</text:p>
      <text:p text:style-name="P11"><text:s text:c="16"/>"Fifty","Sixty","Seventy","Eighty","Ninety"};</text:p>
      <text:p text:style-name="P4"/>
      <text:p text:style-name="P10">/*</text:p>
      <text:p text:style-name="P4"><text:s text:c="4"/>m: number of digits of num</text:p>
      <text:p text:style-name="P4"><text:s text:c="4"/>Time complexity: O(logm)</text:p>
      <text:p text:style-name="P4"><text:s text:c="4"/>Space complexity: O(logm)</text:p>
      <text:p text:style-name="P4">*/</text:p>
      <text:p text:style-name="P4">class Solution {</text:p>
      <text:p text:style-name="P4"><text:s text:c="4"/>public:</text:p>
      <text:p text:style-name="P4"><text:s text:c="8"/>const vector&lt;string&gt; to_19{</text:p>
      <text:p text:style-name="P4"><text:s text:c="16"/>"","One","Two","Three","Four",</text:p>
      <text:p text:style-name="P4"><text:s text:c="16"/>"Five","Six", "Seven", "Eight","Nine",</text:p>
      <text:p text:style-name="P4"><text:s text:c="16"/>"Ten","Eleven","Twelve","Thirteen","Fourteen",</text:p>
      <text:p text:style-name="P4"><text:s text:c="16"/>"Fifteen","Sixteen","Seventeen","Eighteen","Nineteen"};</text:p>
      <text:p text:style-name="P4"/>
      <text:p text:style-name="P4"><text:s text:c="12"/>const vector&lt;string&gt; tens{</text:p>
      <text:p text:style-name="P4"><text:s text:c="16"/>"","","Twenty","Thirty","Forty",</text:p>
      <text:p text:style-name="P4"><text:s text:c="16"/>"Fifty","Sixty","Seventy","Eighty","Ninety"};</text:p>
      <text:p text:style-name="P4"><text:s text:c="4"/>public:</text:p>
      <text:p text:style-name="P4"><text:s text:c="8"/>std::string numberToWords(int num) {</text:p>
      <text:p text:style-name="P4"><text:s text:c="12"/>if(num==0) return "Zero";</text:p>
      <text:p text:style-name="P4"><text:s text:c="12"/></text:p>
      <text:p text:style-name="P5"><text:s text:c="12"/>auto solve=[&amp;](int n,auto&amp; self)-&gt;std::string{</text:p>
      <text:p text:style-name="P5"><text:s text:c="16"/>std::string s;</text:p>
      <text:p text:style-name="P5"><text:s text:c="16"/>if(n&lt;20) s=to_19[n];</text:p>
      <text:p text:style-name="P5"><text:s text:c="16"/>else if(n&lt;100) s=tens[n/10]+" "+to_19[n%10];</text:p>
      <text:p text:style-name="P5"><text:s text:c="16"/>else if(n&lt;1000) s=self(n/100,self)+" Hundred "+self(n%100,self);</text:p>
      <text:p text:style-name="P5"><text:s text:c="16"/>else if(n&lt;1000000) s=self(n/1000,self)+" Thousand "+self(n%1000,self);</text:p>
      <text:p text:style-name="P5"><text:s text:c="16"/>else if(n&lt;1000000000) s=self(n/1000000,self)+" Million "+self(n%1000000,self);</text:p>
      <text:p text:style-name="P5"><text:s text:c="16"/>else s=self(n/1000000000,self)+" Billion "+self(n%1000000000,self);</text:p>
      <text:p text:style-name="P5"/>
      <text:p text:style-name="P5"><text:s text:c="16"/>s.erase(0, s.find_first_not_of(' '));</text:p>
      <text:p text:style-name="P5"><text:s text:c="16"/>s.erase(s.find_last_not_of(' ') + 1); <text:s text:c="2"/></text:p>
      <text:p text:style-name="P5"><text:s text:c="16"/></text:p>
      <text:p text:style-name="P5"><text:s text:c="16"/>return s;</text:p>
      <text:p text:style-name="P5"><text:s text:c="12"/>};</text:p>
      <text:p text:style-name="P4"/>
      <text:p text:style-name="P4"><text:s text:c="12"/>return solve(num,solve);</text:p>
      <text:p text:style-name="P4"><text:s text:c="11"/></text:p>
      <text:p text:style-name="P4"><text:s text:c="8"/>}</text:p>
      <text:p text:style-name="P4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08:26:14.135288231</meta:creation-date>
    <dc:date>2024-08-07T09:14:35.093030583</dc:date>
    <meta:editing-duration>PT4M4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170" meta:character-count="2190" meta:non-whitespace-character-count="1577"/>
  </office:meta>
</office:document-meta>
</file>